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47mm"/>
    </style:style>
    <style:style style:name="co2" style:family="table-column">
      <style:table-column-properties fo:break-before="auto" style:column-width="189.27mm"/>
    </style:style>
    <style:style style:name="co3" style:family="table-column">
      <style:table-column-properties fo:break-before="auto" style:column-width="53.38mm"/>
    </style:style>
    <style:style style:name="co4" style:family="table-column">
      <style:table-column-properties fo:break-before="auto" style:column-width="51.7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7mm" fo:break-before="auto" style:use-optimal-row-height="true"/>
    </style:style>
    <style:style style:name="ro2" style:family="table-row">
      <style:table-row-properties style:row-height="11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1.01mm"/>
      <style:text-properties style:font-name="Time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none" fo:padding="1.01mm" style:vertical-align="middle"/>
      <style:paragraph-properties fo:text-align="center" fo:margin-left="0mm"/>
      <style:text-properties style:font-name="Times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none" fo:padding="1.01mm"/>
      <style:paragraph-properties fo:text-align="center" fo:margin-left="0mm"/>
      <style:text-properties style:font-name="Time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padding="1.01mm" style:vertical-align="middle"/>
      <style:paragraph-properties fo:text-align="center"/>
      <style:text-properties style:font-name="Time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padding="1.01mm" style:vertical-align="middle"/>
      <style:paragraph-properties fo:text-align="center"/>
      <style:text-properties style:font-name="Times"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ce6" style:family="table-cell" style:parent-style-name="Default">
      <style:table-cell-properties fo:padding="1.01mm"/>
      <style:text-properties style:font-name="Times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fo:border="none" fo:padding="1.01mm"/>
      <style:paragraph-properties fo:margin-left="0mm"/>
      <style:text-properties style:font-name="Times" fo:font-size="11pt" style:font-size-asian="11pt" style:font-size-complex="11pt"/>
    </style:style>
    <style:style style:name="ce8" style:family="table-cell" style:parent-style-name="Default">
      <style:table-cell-properties fo:border="none" fo:padding="1.01mm"/>
      <style:text-properties style:font-name="Times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 fo:padding="1.01mm" style:vertical-align="middle"/>
      <style:paragraph-properties fo:text-align="center"/>
      <style:text-properties style:font-name="Times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fo:padding="1.01mm"/>
      <style:text-properties style:font-name="Times" fo:font-size="11pt" style:font-name-asian="Noto Sans CJK SC Regular" style:font-size-asian="11pt" style:font-name-complex="FreeSans" style:font-size-complex="11pt"/>
    </style:style>
    <style:style style:name="ce11" style:family="table-cell" style:parent-style-name="Default">
      <style:text-properties style:font-name="Times" fo:font-size="11pt" style:font-name-asian="Noto Sans CJK SC Regular" style:font-size-asian="11pt" style:font-name-complex="FreeSans" style:font-size-complex="11pt"/>
    </style:style>
    <style:style style:name="ce12" style:family="table-cell" style:parent-style-name="Default">
      <style:table-cell-properties fo:padding="1.01mm"/>
      <style:text-properties style:font-name="Times" fo:font-size="11pt" style:font-name-asian="Noto Sans CJK SC Regular" style:font-size-asian="12pt" style:font-name-complex="FreeSans" style:font-size-complex="12pt"/>
    </style:style>
    <style:style style:name="ce13" style:family="table-cell" style:parent-style-name="Default">
      <style:table-cell-properties style:text-align-source="fix" style:repeat-content="false" fo:padding="1.01mm"/>
      <style:paragraph-properties fo:text-align="center" fo:margin-left="0mm"/>
      <style:text-properties style:font-name="Times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none" fo:padding="1.01mm"/>
      <style:paragraph-properties fo:text-align="center" fo:margin-left="0mm"/>
      <style:text-properties style:font-name="Time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padding="1.01mm"/>
      <style:paragraph-properties fo:text-align="center" fo:margin-left="0mm"/>
      <style:text-properties style:font-name="Times" fo:font-size="11pt" style:font-name-asian="Noto Sans CJK SC Regular" style:font-size-asian="11pt" style:font-name-complex="FreeSans" style:font-size-complex="11pt"/>
    </style:style>
    <style:style style:name="ce16" style:family="table-cell" style:parent-style-name="Default">
      <style:table-cell-properties style:text-align-source="fix" style:repeat-content="false" fo:padding="1.01mm" style:vertical-align="middle"/>
      <style:paragraph-properties fo:text-align="center"/>
      <style:text-properties style:font-name="Times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padding="1.01mm" style:vertical-align="middle"/>
      <style:paragraph-properties fo:text-align="center"/>
      <style:text-properties style:font-name="Times" fo:font-size="11pt" style:font-name-asian="Noto Sans CJK SC Regular" style:font-size-asian="11pt" style:font-name-complex="FreeSans" style:font-size-complex="11pt"/>
    </style:style>
    <style:style style:name="ce18" style:family="table-cell" style:parent-style-name="Default">
      <style:table-cell-properties fo:padding="1.01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3"/>
        <table:table-column table:style-name="co4" table:default-cell-style-name="ce6"/>
        <table:table-column table:style-name="co5" table:number-columns-repeated="1019" table:default-cell-style-name="ce6"/>
        <table:table-column table:style-name="co5" table:default-cell-style-name="ce18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3" table:number-rows-spanned="1">
            <text:p>Image Recognition Using OpenCV</text:p>
            <text:p>(23-10-2017 to 30-11-2017 )</text:p>
          </table:table-cell>
          <table:covered-table-cell table:style-name="ce7"/>
          <table:covered-table-cell table:style-name="ce14"/>
          <table:table-cell table:number-columns-repeated="1021"/>
        </table:table-row>
        <table:table-row table:style-name="ro1">
          <table:table-cell table:style-name="ce2"/>
          <table:table-cell table:style-name="ce8"/>
          <table:table-cell table:style-name="ce14"/>
          <table:table-cell table:number-columns-repeated="1021"/>
        </table:table-row>
        <table:table-row table:style-name="ro1">
          <table:table-cell table:style-name="ce3" office:value-type="string" calcext:value-type="string">
            <text:p>Team</text:p>
          </table:table-cell>
          <table:table-cell table:style-name="ce9" office:value-type="string" calcext:value-type="string">
            <text:p>Task’s</text:p>
          </table:table-cell>
          <table:table-cell table:style-name="ce3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8">
            <text:p>Development</text:p>
          </table:table-cell>
          <table:table-cell table:style-name="ce10" office:value-type="string" calcext:value-type="string">
            <text:p>-&gt; Requirement gathering</text:p>
          </table:table-cell>
          <table:table-cell office:value-type="string" calcext:value-type="string">
            <text:p>Done</text:p>
          </table:table-cell>
          <table:table-cell table:style-name="ce16" office:value-type="string" calcext:value-type="string" table:number-columns-spanned="1" table:number-rows-spanned="8">
            <text:p>Target 30-10-2017</text:p>
          </table:table-cell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Understanding Requirement’s</text:p>
          </table:table-cell>
          <table:table-cell office:value-type="string" calcext:value-type="string">
            <text:p>Don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Requirement doc</text:p>
          </table:table-cell>
          <table:table-cell office:value-type="string" calcext:value-type="string">
            <text:p>Review 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Detail Design doc</text:p>
          </table:table-cell>
          <table:table-cell office:value-type="string" calcext:value-type="string">
            <text:p>Review 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Test Plan doc</text:p>
          </table:table-cell>
          <table:table-cell office:value-type="string" calcext:value-type="string">
            <text:p>Review 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Build Iamge using Yocto &amp; Linaro</text:p>
          </table:table-cell>
          <table:table-cell table:style-name="ce15"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Implimenting the Camera Driver</text:p>
          </table:table-cell>
          <table:table-cell table:style-name="ce15"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1" office:value-type="string" calcext:value-type="string">
            <text:p>-&gt; Interface the Camera.</text:p>
          </table:table-cell>
          <table:table-cell table:style-name="ce15"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" table:number-rows-spanned="9">
            <text:p><text:s/>Integration</text:p>
          </table:table-cell>
          <table:table-cell table:style-name="ce10" office:value-type="string" calcext:value-type="string">
            <text:p>Create GIT server.</text:p>
          </table:table-cell>
          <table:table-cell office:value-type="string" calcext:value-type="string">
            <text:p>Done</text:p>
          </table:table-cell>
          <table:table-cell table:style-name="ce16" office:value-type="string" calcext:value-type="string" table:number-columns-spanned="1" table:number-rows-spanned="9">
            <text:p>Target <text:s/>30-10-2017</text:p>
          </table:table-cell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Create repository using GIT.</text:p>
          </table:table-cell>
          <table:table-cell office:value-type="string" calcext:value-type="string">
            <text:p>Don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Setup work enivornment using GIT.</text:p>
          </table:table-cell>
          <table:table-cell office:value-type="string" calcext:value-type="string">
            <text:p>Don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Install sql</text:p>
          </table:table-cell>
          <table:table-cell office:value-type="string" calcext:value-type="string">
            <text:p>Don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Create Data Base in Sql</text:p>
          </table:table-cell>
          <table:table-cell office:value-type="string" calcext:value-type="string">
            <text:p>Done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Maintain the Data Base</text:p>
          </table:table-cell>
          <table:table-cell/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Create Gerrit Server</text:p>
          </table:table-cell>
          <table:table-cell/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Create Project in Gerrit </text:p>
          </table:table-cell>
          <table:table-cell/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Add People for Code Review.</text:p>
          </table:table-cell>
          <table:table-cell table:style-name="ce15"/>
          <table:covered-table-cell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1" table:number-rows-spanned="9">
            <text:p>Build &amp; Integration</text:p>
          </table:table-cell>
          <table:table-cell table:style-name="Default"/>
          <table:table-cell table:style-name="ce15" office:value-type="string" calcext:value-type="string">
            <text:p>Pending</text:p>
          </table:table-cell>
          <table:table-cell table:style-name="ce17" office:value-type="string" calcext:value-type="string" table:number-columns-spanned="1" table:number-rows-spanned="9">
            <text:p>Target 20-10-2017</text:p>
          </table:table-cell>
          <table:table-cell table:number-columns-repeated="1020"/>
        </table:table-row>
        <table:table-row table:style-name="ro1">
          <table:covered-table-cell/>
          <table:table-cell table:style-name="ce12" office:value-type="string" calcext:value-type="string">
            <text:p>-&gt; Installation of <text:s/>Jenkins and Create the Account</text:p>
          </table:table-cell>
          <table:table-cell table:style-name="ce15"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2" office:value-type="string" calcext:value-type="string">
            <text:p>-&gt; Generate pub key</text:p>
          </table:table-cell>
          <table:table-cell table:style-name="ce15"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2" office:value-type="string" calcext:value-type="string">
            <text:p>-&gt; Create New Project</text:p>
          </table:table-cell>
          <table:table-cell table:style-name="ce15"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2" office:value-type="string" calcext:value-type="string">
            <text:p>-&gt; Source code Management using git repository</text:p>
          </table:table-cell>
          <table:table-cell table:style-name="ce15"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2" office:value-type="string" calcext:value-type="string">
            <text:p>-&gt; Create batch file to run on Build</text:p>
          </table:table-cell>
          <table:table-cell table:style-name="ce15"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2" office:value-type="string" calcext:value-type="string">
            <text:p>-&gt; Email configuration</text:p>
          </table:table-cell>
          <table:table-cell table:style-name="ce15"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2" office:value-type="string" calcext:value-type="string">
            <text:p>-&gt; Install Required plugin</text:p>
          </table:table-cell>
          <table:table-cell table:style-name="ce15"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2" office:value-type="string" calcext:value-type="string">
            <text:p>-&gt;Report the Results.</text:p>
          </table:table-cell>
          <table:table-cell table:style-name="ce15"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1" table:number-rows-spanned="8">
            <text:p>Testing</text:p>
          </table:table-cell>
          <table:table-cell table:style-name="ce10" office:value-type="string" calcext:value-type="string">
            <text:p>-&gt; Analyzing the requirement document.</text:p>
          </table:table-cell>
          <table:table-cell office:value-type="string" calcext:value-type="string">
            <text:p>Pending</text:p>
          </table:table-cell>
          <table:table-cell table:style-name="ce17" office:value-type="string" calcext:value-type="string" table:number-columns-spanned="1" table:number-rows-spanned="8">
            <text:p>Target 24-10-2017</text:p>
          </table:table-cell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Test environment setup. </text:p>
          </table:table-cell>
          <table:table-cell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<text:s/>Writing test cases as per the specifications.</text:p>
          </table:table-cell>
          <table:table-cell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Analyze the test cases for feasibility of automation </text:p>
          </table:table-cell>
          <table:table-cell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Writing scripts for automation testing </text:p>
          </table:table-cell>
          <table:table-cell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Writing the Test cases for Camera driver.</text:p>
          </table:table-cell>
          <table:table-cell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Perform Test execution</text:p>
          </table:table-cell>
          <table:table-cell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>
          <table:covered-table-cell/>
          <table:table-cell table:style-name="ce10" office:value-type="string" calcext:value-type="string">
            <text:p>-&gt; Test Report.</text:p>
          </table:table-cell>
          <table:table-cell office:value-type="string" calcext:value-type="string">
            <text:p>Pending</text:p>
          </table:table-cell>
          <table:covered-table-cell/>
          <table:table-cell table:number-columns-repeated="1020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4:16:16.661390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4:44:52.048811651</meta:creation-date>
    <dc:date>2017-11-10T14:41:00.833156223</dc:date>
    <meta:editing-duration>PT1H10M50S</meta:editing-duration>
    <meta:editing-cycles>33</meta:editing-cycles>
    <meta:generator>LibreOffice/5.1.6.2$Linux_X86_64 LibreOffice_project/10m0$Build-2</meta:generator>
    <meta:document-statistic meta:table-count="1" meta:cell-count="75" meta:object-count="0"/>
  </office:meta>
</office:document-meta>
</file>